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co1" style:family="table-column">
      <style:table-column-properties style:column-width="2.991cm" style:use-optimal-column-width="false"/>
    </style:style>
    <style:style style:name="co2" style:family="table-column">
      <style:table-column-properties style:column-width="2.98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8.97cm" svg:height="5.998cm" svg:x="2.725cm" svg:y="2.3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-5</text:p>
              </table:table-cell>
              <table:table-cell/>
              <table:table-cell>
                <text:p text:style-name="P1"/>
                <text:p text:style-name="P1">-4</text:p>
              </table:table-cell>
            </table:table-row>
            <table:table-row table:style-name="ro1" table:default-cell-style-name="ce1">
              <table:table-cell/>
              <table:table-cell>
                <text:p text:style-name="P1"/>
                <text:p text:style-name="P1">x</text:p>
              </table:table-cell>
              <table:table-cell/>
            </table:table-row>
            <table:table-row table:style-name="ro2" table:default-cell-style-name="ce1">
              <table:table-cell>
                <text:p text:style-name="P1"/>
                <text:p text:style-name="P1">+5</text:p>
              </table:table-cell>
              <table:table-cell/>
              <table:table-cell>
                <text:p text:style-name="P1"/>
                <text:p text:style-name="P1">+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97cm" svg:height="5.998cm" svg:x="2.829cm" svg:y="9.7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-6</text:p>
              </table:table-cell>
              <table:table-cell/>
              <table:table-cell>
                <text:p text:style-name="P1"/>
                <text:p text:style-name="P1">-5</text:p>
              </table:table-cell>
            </table:table-row>
            <table:table-row table:style-name="ro1" table:default-cell-style-name="ce1">
              <table:table-cell/>
              <table:table-cell>
                <text:p text:style-name="P1"/>
                <text:p text:style-name="P1">x</text:p>
              </table:table-cell>
              <table:table-cell/>
            </table:table-row>
            <table:table-row table:style-name="ro2" table:default-cell-style-name="ce1">
              <table:table-cell>
                <text:p text:style-name="P1"/>
                <text:p text:style-name="P1">+4</text:p>
              </table:table-cell>
              <table:table-cell/>
              <table:table-cell>
                <text:p text:style-name="P1"/>
                <text:p text:style-name="P1">+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6cm" svg:height="2.4cm" svg:x="13.7cm" svg:y="3.4cm">
          <draw:text-box>
            <text:p>Ligne = 2k</text:p>
          </draw:text-box>
        </draw:frame>
        <draw:frame draw:style-name="gr2" draw:text-style-name="P2" draw:layer="layout" svg:width="5.5cm" svg:height="3.8cm" svg:x="13.7cm" svg:y="10.5cm">
          <draw:text-box>
            <text:p>Ligne = 2k+1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43:36.128653432</meta:creation-date>
    <dc:date>2021-12-28T22:52:12.662693481</dc:date>
    <meta:editing-duration>PT6H58M26S</meta:editing-duration>
    <meta:editing-cycles>1</meta:editing-cycles>
    <meta:document-statistic meta:object-count="4"/>
    <meta:generator>LibreOffice/6.4.7.2$Linux_X86_64 LibreOffice_project/40$Build-2</meta:generator>
  </office:meta>
</office:document-meta>
</file>